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A00000042357634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A1" style:family="table-cell">
      <style:table-cell-properties fo:padding="0.097cm" fo:border="0.05pt solid #000000"/>
    </style:style>
    <style:style style:name="P1" style:family="paragraph" style:parent-style-name="Encabezado1">
      <style:paragraph-properties fo:margin-top="0cm" fo:margin-bottom="0cm" style: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style: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05a7cd" officeooo:paragraph-rsid="0005a7cd"/>
    </style:style>
    <style:style style:name="P8" style:family="paragraph" style:parent-style-name="Table_20_Contents">
      <style:text-properties officeooo:rsid="00062795" officeooo:paragraph-rsid="00062795"/>
    </style:style>
    <style:style style:name="P9" style:family="paragraph" style:parent-style-name="Table_20_Contents">
      <style:text-properties officeooo:rsid="000707e1" officeooo:paragraph-rsid="00083687"/>
    </style:style>
    <style:style style:name="P10" style:family="paragraph" style:parent-style-name="Table_20_Contents">
      <style:text-properties officeooo:rsid="00083687" officeooo:paragraph-rsid="00083687"/>
    </style:style>
    <style:style style:name="P11" style:family="paragraph" style:parent-style-name="Table_20_Contents">
      <style:text-properties officeooo:rsid="0009ab56" officeooo:paragraph-rsid="0009ab56"/>
    </style:style>
    <style:style style:name="P12" style:family="paragraph" style:parent-style-name="Standard" style:master-page-name="Standard">
      <style:paragraph-properties fo:margin-top="0.3cm" fo:margin-bottom="0.15cm" style: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3" style:family="paragraph" style:parent-style-name="Table_20_Contents">
      <style:text-properties officeooo:rsid="000a1a14" officeooo:paragraph-rsid="000a1a14"/>
    </style:style>
    <style:style style:name="P14" style:family="paragraph" style:parent-style-name="Table_20_Contents">
      <style:text-properties officeooo:rsid="000c0fdf" officeooo:paragraph-rsid="000c0fdf"/>
    </style:style>
    <style:style style:name="P15" style:family="paragraph" style:parent-style-name="Table_20_Contents">
      <style:text-properties officeooo:paragraph-rsid="000c0fdf"/>
    </style:style>
    <style:style style:name="P16" style:family="paragraph" style:parent-style-name="Table_20_Contents">
      <style:text-properties officeooo:rsid="000d6ca8" officeooo:paragraph-rsid="000d6ca8"/>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05a7cd"/>
    </style:style>
    <style:style style:name="T4" style:family="text">
      <style:text-properties officeooo:rsid="000707e1"/>
    </style:style>
    <style:style style:name="T5" style:family="text">
      <style:text-properties officeooo:rsid="00083687"/>
    </style:style>
    <style:style style:name="T6" style:family="text">
      <style:text-properties officeooo:rsid="000c0fdf"/>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2"><draw:frame draw:style-name="fr1" draw:name="graphics1" text:anchor-type="paragraph" svg:width="17.709cm" svg:height="1.113cm" draw:z-index="0"><draw:image xlink:href="Pictures/100002010000041A000000423576346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dulo 2. Sesión 1. Llamadas al sistema para el S.Archivos. Parte I</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Adrián de la Torre Rodríguez</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3">20</text:span> minutos.</text:p>
      <text:p text:style-name="Standard">1. He resuelto todas las dudas que tenía antes de iniciar la sesión de prácticas: …... (si/no). En caso de haber contestado “no”, indica los motivos por los que no las has resuelto:</text:p>
      <table:table table:name="Table2" table:style-name="Table2">
        <table:table-column table:style-name="Table2.A"/>
        <table:table-row>
          <table:table-cell table:style-name="Table2.A1" office:value-type="string">
            <text:p text:style-name="P7">si</text:p>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text:soft-page-break/>b) Cuestionario de conocimientos adquiridos.</text:p>
      <text:p text:style-name="Standard">Mi solución al <text:span text:style-name="T2">ejercicio 1</text:span> ha sido:</text:p>
      <table:table table:name="Table9" table:style-name="Table9">
        <table:table-column table:style-name="Table9.A"/>
        <table:table-row>
          <table:table-cell table:style-name="Table9.A1" office:value-type="string">
            <text:p text:style-name="P8">Este programa crea dos vectores de char y los guarda en un archivo llamado archivo. Primero, crea el archivo con la función “open” si el retorno de esa función es menor que cero es que ha habido un error y imprime por pantalla el mensaje de error. Segundo, escribe 10 bytes perteneciente al vector de char buf1, que tiene 10 char de 1 byte. Si el retorno de la función write es distinto al numero de bytes que tiene que escribir entonces ha habido un error y se imprime por pantalla. Tercero, <text:span text:style-name="T4">con la función lseek establece la posición de escritura a 40 bytes desde el principio, esta función debería retornar el entero 40 si se ha ejecutado correctamente, por lo tanto si vale menos que 0 es que ha habido un error y se notifica por pantalla. Por último vuelve a escribir en el archivo el siguiente buffer, esta vez a partir de la posición 40.</text:span></text:p>
            <text:p text:style-name="P9">Si ejecuto “<text:span text:style-name="T5">cat archivo” me sale por pantalla: “abcdefghijABCDEFGHIJ” (Omite los espacios en blanco que hemos dejado al hacer el lseek)</text:span></text:p>
            <text:p text:style-name="P10">Si ejecuto “od -c archivo” me sale por pantalla: </text:p>
            <text:p text:style-name="P10">0000000 <text:s text:c="2"/>a <text:s text:c="2"/>b <text:s text:c="2"/>c <text:s text:c="2"/>d <text:s text:c="2"/>e <text:s text:c="2"/>f <text:s text:c="2"/>g <text:s text:c="2"/>h <text:s text:c="2"/>i <text:s text:c="2"/>j <text:s/>\0 <text:s/>\0 <text:s/>\0 <text:s/>\0 <text:s/>\0 <text:s/>\0 </text:p>
            <text:p text:style-name="P10">0000020 <text:s/>\0 <text:s/>\0 <text:s/>\0 <text:s/>\0 <text:s/>\0 <text:s/>\0 <text:s/>\0 <text:s/>\0 <text:s/>\0 <text:s/>\0 <text:s/>\0 <text:s/>\0 <text:s/>\0 <text:s/>\0 <text:s/>\0 <text:s/>\0 </text:p>
            <text:p text:style-name="P10">0000040 <text:s/>\0 <text:s/>\0 <text:s/>\0 <text:s/>\0 <text:s/>\0 <text:s/>\0 <text:s/>\0 <text:s/>\0 <text:s text:c="2"/>A <text:s text:c="2"/>B <text:s text:c="2"/>C <text:s text:c="2"/>D <text:s text:c="2"/>E <text:s text:c="2"/>F <text:s text:c="2"/>G <text:s text:c="2"/>H </text:p>
            <text:p text:style-name="P10">0000060 <text:s text:c="2"/>I <text:s text:c="2"/>J </text:p>
            <text:p text:style-name="P10">0000062 </text:p>
            <text:p text:style-name="P10">Aquí si se aprecian los huecos que hemos dejado al hacer el lseek.</text:p>
            <text:p text:style-name="Table_20_Contents"/>
          </table:table-cell>
        </table:table-row>
      </table:table>
      <text:p text:style-name="Standard"/>
      <text:p text:style-name="Standard">Mi solución a la <text:span text:style-name="T2">ejercicio 2</text:span> ha sido:</text:p>
      <table:table table:name="Table10" table:style-name="Table10">
        <table:table-column table:style-name="Table10.A"/>
        <table:table-row>
          <table:table-cell table:style-name="Table10.A1" office:value-type="string">
            <text:p text:style-name="P11">#include&lt;unistd.h&gt;</text:p>
            <text:p text:style-name="P11">#include&lt;stdio.h&gt;</text:p>
            <text:p text:style-name="P11">#include&lt;stdlib.h&gt;</text:p>
            <text:p text:style-name="P11">#include&lt;sys/types.h&gt;</text:p>
            <text:p text:style-name="P11">#include&lt;sys/stat.h&gt;</text:p>
            <text:p text:style-name="P11">#include&lt;fcntl.h&gt;</text:p>
            <text:p text:style-name="P11">#include&lt;errno.h&gt;</text:p>
            <text:p text:style-name="P11"/>
            <text:p text:style-name="P11"/>
            <text:p text:style-name="P11">int main( int argc, char *argv[] ){</text:p>
            <text:p text:style-name="P11"/>
            <text:p text:style-name="P11"><text:soft-page-break/><text:s text:c="2"/>int fd, fout, size, bloques, tam_cadena, aux, inicio, fin;</text:p>
            <text:p text:style-name="P11"><text:s text:c="2"/>char linea1[] = "El número de bloques es ";</text:p>
            <text:p text:style-name="P11"><text:s text:c="2"/>char linea_bloque[] = "\nBloque ";</text:p>
            <text:p text:style-name="P11"><text:s text:c="2"/>char buffer[81];</text:p>
            <text:p text:style-name="P11"><text:s text:c="2"/>char numero[50];</text:p>
            <text:p text:style-name="P11"/>
            <text:p text:style-name="P11"><text:s text:c="2"/>if( argc == 1){</text:p>
            <text:p text:style-name="P11"/>
            <text:p text:style-name="P11"><text:s text:c="4"/>if( (fd=open( "archivo.txt",O_CREAT|O_RDONLY,S_IRUSR|S_IWUSR) )&lt;0) {</text:p>
            <text:p text:style-name="P11"><text:s text:c="6"/>printf("\nError %d en open del fichero de entrada",errno);</text:p>
            <text:p text:style-name="P11"><text:s text:c="6"/>perror("\nError en open del fichero de entrada");</text:p>
            <text:p text:style-name="P11"><text:s text:c="6"/>exit(-1);</text:p>
            <text:p text:style-name="P11"><text:s text:c="4"/>}</text:p>
            <text:p text:style-name="P11"/>
            <text:p text:style-name="P11"><text:s text:c="2"/>}</text:p>
            <text:p text:style-name="P11"><text:s text:c="2"/>else{</text:p>
            <text:p text:style-name="P11"/>
            <text:p text:style-name="P11"><text:s text:c="4"/>if( (fd=open( argv[1],O_CREAT|O_RDONLY,S_IRUSR|S_IWUSR))&lt;0 ) {</text:p>
            <text:p text:style-name="P11"><text:s text:c="6"/>printf("\nError %d en open del fichero de entrada",errno);</text:p>
            <text:p text:style-name="P11"><text:s text:c="6"/>perror("\nError en open del fichero de entrada");</text:p>
            <text:p text:style-name="P11"><text:s text:c="6"/>exit(-1);</text:p>
            <text:p text:style-name="P11"><text:s text:c="4"/>}</text:p>
            <text:p text:style-name="P11"/>
            <text:p text:style-name="P11"><text:s text:c="2"/>}</text:p>
            <text:p text:style-name="P11"/>
            <text:p text:style-name="P11"><text:s text:c="2"/>//Creación del fichero salida.txt</text:p>
            <text:p text:style-name="P11"/>
            <text:p text:style-name="P11"><text:s text:c="2"/>if( (fout=open( "salida.txt",O_CREAT|O_WRONLY,S_IRUSR|S_IWUSR))&lt;0 ) {</text:p>
            <text:p text:style-name="P11"><text:s text:c="4"/>printf("\nError %d en open del fichero de salida",errno);</text:p>
            <text:p text:style-name="P11"><text:s text:c="4"/>perror("\nError en open del fichero de salida");</text:p>
            <text:p text:style-name="P11"><text:s text:c="4"/>exit(-1);</text:p>
            <text:p text:style-name="P11"><text:soft-page-break/><text:s text:c="2"/>}</text:p>
            <text:p text:style-name="P11"/>
            <text:p text:style-name="P11"/>
            <text:p text:style-name="P11"><text:s text:c="2"/>//Primero averiguo el tamaño del archivo</text:p>
            <text:p text:style-name="P11"><text:s text:c="2"/>//Esta es la unica manera que he encontrado de averiguarlo</text:p>
            <text:p text:style-name="P11"><text:s text:c="2"/>FILE *faux;</text:p>
            <text:p text:style-name="P11"><text:s text:c="2"/>faux=fopen(argv[1],"r");</text:p>
            <text:p text:style-name="P11"><text:s text:c="2"/>fseek(faux, 0L, SEEK_END);</text:p>
            <text:p text:style-name="P11"><text:s text:c="2"/>size= ftell(faux);</text:p>
            <text:p text:style-name="P11"><text:s text:c="2"/>fclose(faux);</text:p>
            <text:p text:style-name="P11"/>
            <text:p text:style-name="P11"/>
            <text:p text:style-name="P11"/>
            <text:p text:style-name="P11"/>
            <text:p text:style-name="P11"/>
            <text:p text:style-name="P11"><text:s text:c="2"/>//Numero de bloques</text:p>
            <text:p text:style-name="P11"/>
            <text:p text:style-name="P11"><text:s text:c="2"/>bloques = size / 80; <text:s text:c="13"/>//Divido entre el tamaño de los bloques</text:p>
            <text:p text:style-name="P11"><text:s text:c="2"/>if( (bloques % 80) &gt; 0 ) <text:s text:c="9"/>//Si la división no es exacta quiere decir que necesitamos un bloque mas para ese pico de bytes que sobran</text:p>
            <text:p text:style-name="P11"><text:s text:c="4"/>bloques++;</text:p>
            <text:p text:style-name="P11"/>
            <text:p text:style-name="P11">//ESCRITURA DE LA PRIMERA LINEA</text:p>
            <text:p text:style-name="P11"><text:s text:c="2"/>if( write( fout, linea1, 25) != 25) { //Escribe en el archivo "El número de bloques es "</text:p>
            <text:p text:style-name="P11"><text:s text:c="4"/>perror("\nError en primer write");</text:p>
            <text:p text:style-name="P11"><text:s text:c="4"/>exit(-1);</text:p>
            <text:p text:style-name="P11"><text:s text:c="2"/>}</text:p>
            <text:p text:style-name="P11"/>
            <text:p text:style-name="P11"><text:s text:c="2"/>sprintf( numero, "%d", bloques); <text:s/>//Transformación de entero a char</text:p>
            <text:p text:style-name="P11"/>
            <text:p text:style-name="P11"><text:s text:c="2"/>aux=bloques;</text:p>
            <text:p text:style-name="P11"><text:soft-page-break/><text:s text:c="2"/>for(tam_cadena = 0; aux != 0 ;tam_cadena++) //Cálculo del tamaño de la la cadena</text:p>
            <text:p text:style-name="P11"><text:s text:c="4"/>aux /= 10;</text:p>
            <text:p text:style-name="P11"/>
            <text:p text:style-name="P11"/>
            <text:p text:style-name="P11"/>
            <text:p text:style-name="P11"><text:s text:c="2"/>if( write( fout, numero, tam_cadena) != tam_cadena) { <text:s text:c="6"/>//Escritura del numero de bloques</text:p>
            <text:p text:style-name="P11"><text:s text:c="4"/>perror("\nError en la escritura del numero de bloques");</text:p>
            <text:p text:style-name="P11"><text:s text:c="4"/>exit(-1);</text:p>
            <text:p text:style-name="P11"><text:s text:c="2"/>}</text:p>
            <text:p text:style-name="P11"/>
            <text:p text:style-name="P11"/>
            <text:p text:style-name="P11"><text:s text:c="2"/>if( write( fout, "\n", 1) != 1) { <text:s text:c="24"/>//Escritura del retorno de carro</text:p>
            <text:p text:style-name="P11"><text:s text:c="4"/>perror("\nError en la escritura del retorno de carro");</text:p>
            <text:p text:style-name="P11"><text:s text:c="4"/>exit(-1);</text:p>
            <text:p text:style-name="P11"><text:s text:c="2"/>}</text:p>
            <text:p text:style-name="P11"/>
            <text:p text:style-name="P11">//ESCRITURA DE LOS BLOQUES</text:p>
            <text:p text:style-name="P11"><text:s text:c="2"/>int i;</text:p>
            <text:p text:style-name="P11"><text:s text:c="2"/>for( i=1; i&lt;= bloques; i++){</text:p>
            <text:p text:style-name="P11"/>
            <text:p text:style-name="P11"><text:s text:c="4"/>if( write( fout, linea_bloque, 8) != 8) { <text:s text:c="24"/>//Escritura de la linea de bloque</text:p>
            <text:p text:style-name="P11"><text:s text:c="8"/>perror("\nError en la escritura de la linea de bloque");</text:p>
            <text:p text:style-name="P11"><text:s text:c="8"/>exit(-1);</text:p>
            <text:p text:style-name="P11"><text:s text:c="4"/>}</text:p>
            <text:p text:style-name="P11"/>
            <text:p text:style-name="P11"><text:s text:c="4"/>sprintf( numero, "%d", i); <text:s/>//Transformación de entero a char</text:p>
            <text:p text:style-name="P11"/>
            <text:p text:style-name="P11"><text:s text:c="4"/>aux=i;</text:p>
            <text:p text:style-name="P11"><text:s text:c="4"/>for(tam_cadena = 0; aux != 0 ;tam_cadena++) //Cálculo del tamaño de la la cadena</text:p>
            <text:p text:style-name="P11"><text:s text:c="6"/>aux /= 10;</text:p>
            <text:p text:style-name="P11"/>
            <text:p text:style-name="P11"><text:soft-page-break/><text:s text:c="4"/>if( write( fout, numero, tam_cadena) != tam_cadena ) { <text:s text:c="24"/>//Escritura del numero de bloque</text:p>
            <text:p text:style-name="P11"><text:s text:c="8"/>perror("\nError en la escritura del numero de bloque");</text:p>
            <text:p text:style-name="P11"><text:s text:c="8"/>exit(-1);</text:p>
            <text:p text:style-name="P11"><text:s text:c="4"/>}</text:p>
            <text:p text:style-name="P11"/>
            <text:p text:style-name="P11"><text:s text:c="4"/>if( write( fout, "\n", 1) != 1) { <text:s text:c="25"/>//Escritura del retorno de carro</text:p>
            <text:p text:style-name="P11"><text:s text:c="6"/>perror("\nError en la escritura del retorno de carro");</text:p>
            <text:p text:style-name="P11"><text:s text:c="6"/>exit(-1);</text:p>
            <text:p text:style-name="P11"><text:s text:c="4"/>}</text:p>
            <text:p text:style-name="P11"/>
            <text:p text:style-name="P11"/>
            <text:p text:style-name="P11"/>
            <text:p text:style-name="P11"><text:s text:c="4"/>if( read( fd, buffer, 80) != 80) { <text:s text:c="23"/>//Lectura del archivo de entrada</text:p>
            <text:p text:style-name="P11"><text:s text:c="6"/>perror("\nError en la lectura del buffer");</text:p>
            <text:p text:style-name="P11"><text:s text:c="6"/>exit(-1);</text:p>
            <text:p text:style-name="P11"><text:s text:c="4"/>}</text:p>
            <text:p text:style-name="P11"/>
            <text:p text:style-name="P11"/>
            <text:p text:style-name="P11"><text:s text:c="4"/>if( write( fout, buffer, 80) != 80) { <text:s text:c="23"/>//Escritura en el archivo de salida</text:p>
            <text:p text:style-name="P11"><text:s text:c="6"/>perror("\nError en la escritura del buffer");</text:p>
            <text:p text:style-name="P11"><text:s text:c="6"/>exit(-1);</text:p>
            <text:p text:style-name="P11"><text:s text:c="4"/>}</text:p>
            <text:p text:style-name="P11"/>
            <text:p text:style-name="P11"><text:s text:c="2"/>}</text:p>
            <text:p text:style-name="P11"/>
            <text:p text:style-name="P11"/>
            <text:p text:style-name="P11">}</text:p>
            <text:p text:style-name="Table_20_Contents"/>
            <text:p text:style-name="Table_20_Contents"/>
            <text:p text:style-name="Table_20_Contents"/>
          </table:table-cell>
        </table:table-row>
      </table:table>
      <text:p text:style-name="Standard"/>
      <text:p text:style-name="Standard"><text:soft-page-break/>Mi solución a la <text:span text:style-name="T2">ejercicio 3</text:span> ha sido:</text:p>
      <table:table table:name="Table12" table:style-name="Table12">
        <table:table-column table:style-name="Table12.A"/>
        <table:table-row>
          <table:table-cell table:style-name="Table12.A1" office:value-type="string">
            <text:p text:style-name="P13">Este programa sirve para comprobar el tipo de archivo que se le pasa como argumento. Primero comprueba si el numero de argumentos pasados es menor que 2, si no lo es, imprime un mensaje de “Uso”. Si es mayor que dos, comprueba con cada archivo pasado el tipo de archivo que es de la siguiente manera:</text:p>
            <text:p text:style-name="P14">Le pasa al struct stat “atributos” las características del archivo con la función lstat. Si no se ha ejecutado con éxito esta operación devuelve un valor negativo y imprime un mensaje de error.</text:p>
            <text:p text:style-name="P15"><text:span text:style-name="T6">Luego comprueba con todos los macros Posix el tipo de archivo que es, si devuelve true el macro, entonces copia el nombre del archivo a la cadena de caracteres “tipoArchivo” con la funcion “strcpy” y posteriormente imprime el tipo de archivo que es por pantalla.</text:span></text:p>
          </table:table-cell>
        </table:table-row>
      </table:table>
      <text:p text:style-name="Standard"/>
      <text:p text:style-name="Standard">Mi solución a la <text:span text:style-name="T2">ejercicio 4</text:span> ha sido:</text:p>
      <table:table table:name="Table4" table:style-name="Table4">
        <table:table-column table:style-name="Table4.A"/>
        <table:table-row>
          <table:table-cell table:style-name="Table4.A1" office:value-type="string">
            <text:p text:style-name="P16">#include&lt;sys/types.h&gt;</text:p>
            <text:p text:style-name="P16">#include&lt;unistd.h&gt;</text:p>
            <text:p text:style-name="P16">#include&lt;stdlib.h&gt;</text:p>
            <text:p text:style-name="P16">#include&lt;sys/stat.h&gt;</text:p>
            <text:p text:style-name="P16">#include&lt;stdio.h&gt;</text:p>
            <text:p text:style-name="P16">#include&lt;errno.h&gt;</text:p>
            <text:p text:style-name="P16">#include&lt;string.h&gt;</text:p>
            <text:p text:style-name="P16"/>
            <text:p text:style-name="P16"/>
            <text:p text:style-name="P16">#define S_ISREG2(mode) mode &amp; S_IFREG <text:s text:c="4"/>//Aplicamos la máscara S_IFREG a mode</text:p>
            <text:p text:style-name="P16"/>
            <text:p text:style-name="P16">int main(int argc, char *argv[]){</text:p>
            <text:p text:style-name="P16"/>
            <text:p text:style-name="P16"><text:s text:c="3"/>int i;</text:p>
            <text:p text:style-name="P16"><text:s text:c="3"/>struct stat atributos;</text:p>
            <text:p text:style-name="P16"><text:s text:c="3"/>char tipoArchivo[30];</text:p>
            <text:p text:style-name="P16"/>
            <text:p text:style-name="P16"><text:s text:c="3"/>if(argc&lt;2) {</text:p>
            <text:p text:style-name="P16"><text:s text:c="3"/><text:tab/>printf("\nSintaxis de ejecucion: tarea2 [&lt;nombre_archivo&gt;]+\n\n");</text:p>
            <text:p text:style-name="P16"><text:s text:c="3"/><text:tab/>exit(-1);</text:p>
            <text:p text:style-name="P16"><text:s text:c="3"/>}</text:p>
            <text:p text:style-name="P16"><text:soft-page-break/><text:s text:c="3"/>for(i=1;i&lt;argc;i++) {</text:p>
            <text:p text:style-name="P16"/>
            <text:p text:style-name="P16"><text:s text:c="4"/>printf("%s: ", argv[i]);</text:p>
            <text:p text:style-name="P16"><text:s text:c="3"/><text:tab/>if(lstat(argv[i],&amp;atributos) &lt; 0) {</text:p>
            <text:p text:style-name="P16"><text:s text:c="3"/><text:tab/><text:tab/>printf("\nError al intentar acceder a los atributos de %s",argv[i]);</text:p>
            <text:p text:style-name="P16"><text:s text:c="3"/><text:tab/><text:tab/>perror("\nError en lstat");</text:p>
            <text:p text:style-name="P16"><text:s text:c="3"/><text:tab/>}</text:p>
            <text:p text:style-name="P16"><text:s text:c="3"/><text:tab/>else {</text:p>
            <text:p text:style-name="P16"/>
            <text:p text:style-name="P16"><text:s text:c="6"/>if( S_ISREG2(atributos.st_mode))</text:p>
            <text:p text:style-name="P16"/>
            <text:p text:style-name="P16"><text:s text:c="8"/>strcpy(tipoArchivo,"Regular");</text:p>
            <text:p text:style-name="P16"/>
            <text:p text:style-name="P16"><text:s text:c="6"/>else</text:p>
            <text:p text:style-name="P16"/>
            <text:p text:style-name="P16"><text:s text:c="8"/>strcpy(tipoArchivo,"No Regular");</text:p>
            <text:p text:style-name="P16"><text:s text:c="4"/>}</text:p>
            <text:p text:style-name="P16"/>
            <text:p text:style-name="P16"><text:s text:c="4"/>printf("%s\n",tipoArchivo);</text:p>
            <text:p text:style-name="P16"/>
            <text:p text:style-name="P16"><text:s text:c="2"/>}</text:p>
            <text:p text:style-name="P16"><text:s text:c="2"/>return 0;</text:p>
            <text:p text:style-name="P16">}</text:p>
            <text:p text:style-name="Table_20_Contents"/>
            <text:p text:style-name="Table_20_Contents"/>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style: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style: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1-10-05T09:46:35</meta:creation-date>
    <dc:date>2015-11-07T11:12:18.127364691</dc:date>
    <meta:print-date>2011-10-06T10:39:21</meta:print-date>
    <meta:editing-cycles>187</meta:editing-cycles>
    <meta:editing-duration>P1DT4M9S</meta:editing-duration>
    <meta:document-statistic meta:table-count="10" meta:image-count="1" meta:object-count="0" meta:page-count="8" meta:paragraph-count="152" meta:word-count="1061" meta:character-count="7105" meta:non-whitespace-character-count="5551"/>
    <meta:user-defined meta:name="Información 1"/>
    <meta:user-defined meta:name="Información 2"/>
    <meta:user-defined meta:name="Información 3"/>
    <meta:user-defined meta:name="Información 4"/>
  </office:meta>
</office:document-meta>
</file>